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16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1.8654in"/>
    </style:style>
    <style:style style:name="co10" style:family="table-column">
      <style:table-column-properties fo:break-before="auto" style:column-width="1.908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075in"/>
    </style:style>
    <style:style style:name="co13" style:family="table-column">
      <style:table-column-properties fo:break-before="auto" style:column-width="2.6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2.5075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2.1972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1.8862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5983b0"/>
    </style:style>
    <style:style style:name="ce6" style:family="table-cell" style:parent-style-name="Default">
      <style:table-cell-properties fo:wrap-option="wrap"/>
      <style:text-properties fo:color="#ff0000"/>
    </style:style>
    <style:style style:name="ce11" style:family="table-cell" style:parent-style-name="Default">
      <style:table-cell-properties fo:wrap-option="wrap"/>
      <style:text-properties fo:color="#50938a"/>
    </style:style>
    <style:style style:name="ce14" style:family="table-cell" style:parent-style-name="Default">
      <style:table-cell-properties fo:wrap-option="wrap"/>
      <style:text-properties fo:color="#000000" fo:font-style="normal" style:font-style-asian="normal" style:font-style-complex="normal"/>
    </style:style>
    <style:style style:name="ce15" style:family="table-cell" style:parent-style-name="Default">
      <style:table-cell-properties fo:background-color="#ffff00" fo:wrap-option="wrap"/>
    </style:style>
    <style:style style:name="ce16" style:family="table-cell" style:parent-style-name="Default">
      <style:table-cell-properties fo:background-color="transparent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row table:style-name="ro1">
          <table:table-cell table:style-name="ce3" office:value-type="string" calcext:value-type="string">
            <text:p>floor0_noMap012_2mm_3max</text:p>
          </table:table-cell>
          <table:table-cell table:style-name="ce3" office:value-type="string" calcext:value-type="string">
            <text:p>1:laptop</text:p>
          </table:table-cell>
          <table:table-cell table:style-name="ce3" office:value-type="string" calcext:value-type="string">
            <text:p>1:defibrillator</text:p>
          </table:table-cell>
          <table:table-cell table:style-name="ce3" office:value-type="string" calcext:value-type="string">
            <text:p>3:metallic shelving</text:p>
          </table:table-cell>
          <table:table-cell table:style-name="ce3" office:value-type="string" calcext:value-type="string">
            <text:p>2:TV</text:p>
          </table:table-cell>
          <table:table-cell table:style-name="ce3" office:value-type="string" calcext:value-type="string">
            <text:p>2:plant</text:p>
          </table:table-cell>
          <table:table-cell table:style-name="ce3" office:value-type="string" calcext:value-type="string">
            <text:p>1:escape plan</text:p>
          </table:table-cell>
          <table:table-cell table:style-name="ce3" office:value-type="string" calcext:value-type="string">
            <text:p>3:table</text:p>
          </table:table-cell>
          <table:table-cell table:style-name="ce3" office:value-type="string" calcext:value-type="string">
            <text:p>1:sanitizer</text:p>
          </table:table-cell>
          <table:table-cell office:value-type="string" calcext:value-type="string">
            <text:p>3:wardrobe</text:p>
          </table:table-cell>
          <table:table-cell table:number-columns-repeated="11"/>
        </table:table-row>
        <table:table-row table:style-name="ro2">
          <table:table-cell table:style-name="ce3"/>
          <table:table-cell table:style-name="ce3" office:value-type="string" calcext:value-type="string">
            <text:p>(864.00, 727.00, 33.00) (865.00, 706.00, 33.00) (846.00, 710.00, 42.00) (848.00, 728.00, 35.00)(857.00, 732.00, 31.00)</text:p>
          </table:table-cell>
          <table:table-cell table:style-name="ce3" office:value-type="string" calcext:value-type="string">
            <text:p>(977.00,1005.00,65.00)(978.00,1004.00,65.00)(978.00,993.00,75.00)(964.00,993.00,78.00)(960.00,1000.00,85.00)(965.00,1008.00,78.00)(968.00,1005.00,97.00)</text:p>
          </table:table-cell>
          <table:table-cell table:style-name="ce3" office:value-type="string" calcext:value-type="string">
            <text:p>(874.00, 591.00, 106.00) (857.00, 572.00, 89.00) (825.00, 570.00, 78.00) (759.00, 579.00, 87.00) (668.00, 601.00, 84.00) (655.00, 623.00, 39.00) (671.00, 634.00, 43.00) (796.00, 628.00, 18.00) (862.00, 609.00, 94.00) </text:p>
          </table:table-cell>
          <table:table-cell table:style-name="ce3" office:value-type="string" calcext:value-type="string">
            <text:p>(1043.00, 1282.00, 85.00) (1060.00, 1272.00, 72.00) (1069.00, 1248.00, 105.00) (1074.00, 1206.00, 106.00) (1069.00, 1185.00, 95.00) (1053.00, 1175.00, 105.00) (1029.00, 1192.00, 109.00) (1029.00, 1214.00, 104.00)</text:p>
          </table:table-cell>
          <table:table-cell table:style-name="ce3" office:value-type="string" calcext:value-type="string">
            <text:p>(909.00,1156.00,62.00)(915.00,1158.00,51.00)(932.00,1150.00,18.00)(940.00,1136.00,22.00)(931.00,1122.00,49.00)(927.00,1121.00,65.00)(920.00,1110.00,52.00)(899.00,1115.00,83.00)(900.00,1107.00,76.00)(891.00,1107.00,74.00)(883.00,1125.00,40.00)(887.00,1139.00,22.00)(902.00,1147.00,55.00)</text:p>
          </table:table-cell>
          <table:table-cell table:style-name="ce3" office:value-type="string" calcext:value-type="string">
            <text:p>(979.00, 947.00, 64.00)</text:p>
            <text:p>(979.00, 918.00, 69.00)</text:p>
            <text:p>(976.00, 917.00, 66.00)</text:p>
            <text:p>(976.00, 946.00, 81.00)</text:p>
            <text:p/>
          </table:table-cell>
          <table:table-cell table:style-name="ce3" office:value-type="string" calcext:value-type="string">
            <text:p>(641.00,591.00,25.00)(641.00,635.00,36.00)(626.00,641.00,38.00)(621.00,644.00,34.00)(582.00,648.00,34.00)(518.00,654.00,32.00)(479.00,655.00,22.00)(467.00,629.00,75.00)(467.00,615.00,30.00)(558.00,605.00,0.00)</text:p>
          </table:table-cell>
          <table:table-cell table:style-name="ce3" office:value-type="string" calcext:value-type="string">
            <text:p>(963.00,1045.00,64.00)(965.00,1045.00,55.00)(966.00,1043.00,44.00)(970.00,1039.00,51.00)(970.00,1035.00,51.00)(967.00,1032.00,51.00)(964.00,1033.00,82.00)</text:p>
          </table:table-cell>
          <table:table-cell office:value-type="string" calcext:value-type="string">
            <text:p>(889.00, 604.00, 31.00) (980.00, 586.00, 96.00) (997.00, 566.00, 55.00) (988.00, 567.00, 110.00) <text:s/>(887.00, 586.00, 108.00) (880.00, 590.00, 97.00)(883.00, 594.00, 95.00)</text:p>
          </table:table-cell>
          <table:table-cell table:number-columns-repeated="11"/>
        </table:table-row>
        <table:table-row table:style-name="ro3">
          <table:table-cell/>
          <table:table-cell table:style-name="ce3" office:value-type="string" calcext:value-type="string">
            <text:p>(868.00, 748.00, 34.00) (850.00, 746.00, 45.00) (846.00, 772.00, 32.00) (864.00, 772.00, 30.00)</text:p>
          </table:table-cell>
          <table:table-cell/>
          <table:table-cell table:style-name="ce3"/>
          <table:table-cell table:style-name="ce3" office:value-type="string" calcext:value-type="string">
            <text:p>(748.00, 592.00, 96.00) (751.00, 580.00, 110.00) (750.00, 571.00, 107.00) (748.00, 553.00, 94.00) (683.00, 564.00, 101.00) (650.00, 584.00, 97.00) <text:s/>(624.00, 607.00, 33.00)(652.00, 617.00, 21.00) (696.00, 599.00, 90.00)</text:p>
          </table:table-cell>
          <table:table-cell table:style-name="ce3" office:value-type="string" calcext:value-type="string">
            <text:p>(839.00,1136.00,20.00)(857.00,1134.00,18.00)(862.00,1127.00,77.00)(864.00,1116.00,67.00)(856.00,1106.00,74.00)(845.00,1102.00,67.00)(832.00,1107.00,70.00)(818.00,1110.00,16.00)(823.00,1123.00,16.00)(831.00,1132.00,18.00)</text:p>
          </table:table-cell>
          <table:table-cell/>
          <table:table-cell table:style-name="ce3" office:value-type="string" calcext:value-type="string">
            <text:p>(479.00,655.00,22.00)(467.00,615.00,30.00)(446.00,629.00,31.00)(452.00,680.00,30.00)(453.00,731.00,41.00)(460.00,788.00,31.00)(440.00,807.00,30.00)(451.00,877.00,24.00)(507.00,868.00,32.00)(519.00,854.00,39.00)(513.00,818.00,35.00)(500.00,809.00,30.00)(490.00,781.00,16.00)(488.00,732.00,32.00)(489.00,701.00,13.00)(479.00,673.00,32.00)</text:p>
          </table:table-cell>
          <table:table-cell table:number-columns-repeated="2"/>
          <table:table-cell table:style-name="ce3" office:value-type="string" calcext:value-type="string">
            <text:p>(889.00, 604.00, 31.00) (980.00, 586.00, 96.00) (997.00, 566.00, 55.00) (988.00, 567.00, 110.00) <text:s/>(887.00, 586.00, 108.00) (880.00, 590.00, 97.00)(883.00, 594.00, 95.00)</text:p>
          </table:table-cell>
          <table:table-cell table:style-name="ce15" office:value-type="string" calcext:value-type="string">
            <text:p>(979.00, 584.00, 103.00) (883.00, 596.00, 80.00) (879.00, 588.00, 97.00) (980.00, 572.00, 102.00)</text:p>
          </table:table-cell>
          <table:table-cell table:style-name="ce3" office:value-type="string" calcext:value-type="string">
            <text:p>(890.00, 600.00, 51.00), (977.00, 583.00, 30.00), (984.00, 572.00, 94.00), (887.00, 586.00, 108.00)</text:p>
          </table:table-cell>
          <table:table-cell table:number-columns-repeated="8"/>
        </table:table-row>
        <table:table-row table:style-name="ro4">
          <table:table-cell table:style-name="ce3"/>
          <table:table-cell table:style-name="ce3" office:value-type="string" calcext:value-type="string">
            <text:p>(852.00, 789.00, 32.00)(838.00, 790.00, 36.00) (838.00, 830.00, 32.00) (864.00, 828.00, 30.00)(868.00, 797.00, 23.00)</text:p>
          </table:table-cell>
          <table:table-cell table:style-name="ce3" table:number-columns-repeated="2"/>
          <table:table-cell table:style-name="ce3" office:value-type="string" calcext:value-type="string">
            <text:p>(550.00, 609.00, 93.00) (536.00, 623.00, 82.00) (514.00, 628.00, 79.00) (498.00, 622.00, 97.00) <text:s/>(498.00, 610.00, 105.00) (487.00, 609.00, 51.00)(514.00, 605.00, 110.00) (526.00, 602.00, 102.00)</text:p>
          </table:table-cell>
          <table:table-cell table:style-name="ce3" office:value-type="string" calcext:value-type="string">
            <text:p>(795.00,1128.00,23.00)(806.00,1124.00,28.00)(820.00,1108.00,28.00)(822.00,1097.00,29.00)(809.00,1095.00,57.00)(792.00,1101.00,72.00)(779.00,1111.00,66.00)(780.00,1116.00,62.00)(784.00,1123.00,32.00)</text:p>
          </table:table-cell>
          <table:table-cell table:style-name="ce3"/>
          <table:table-cell table:style-name="ce3" office:value-type="string" calcext:value-type="string">
            <text:p>(549.00,943.00,33.00)(522.00,945.00,32.00)(491.00,948.00,29.00)(504.00,987.00,33.00)(549.00,988.00,34.00)</text:p>
          </table:table-cell>
          <table:table-cell table:number-columns-repeated="13"/>
        </table:table-row>
        <table:table-row table:style-name="ro5">
          <table:table-cell table:style-name="ce3"/>
          <table:table-cell office:value-type="string" calcext:value-type="string">
            <text:p>(843.00, 829.00, 33.00)</text:p>
            <text:p>(839.00, 860.00, 34.00)</text:p>
            <text:p>(841.00, 871.00, 30.00)</text:p>
            <text:p>(860.00, 864.00, 31.00)</text:p>
            <text:p>(861.00, 839.00, 30.00)</text:p>
            <text:p>(857.00, 831.00, 31.00)</text:p>
          </table:table-cell>
          <table:table-cell table:style-name="ce3" table:number-columns-repeated="2"/>
          <table:table-cell table:style-name="ce14" office:value-type="string" calcext:value-type="string">
            <text:p>(382.00,656.00,96.00)(413.00,654.00,107.00)(428.00,644.00,101.00)(466.00,630.00,104.00)(474.00,606.00,101.00)(456.00,601.00,86.00)(398.00,622.00,37.00)(394.00,628.00,71.00)(386.00,651.00,71.00)</text:p>
            <text:p/>
          </table:table-cell>
          <table:table-cell table:style-name="ce3" table:number-columns-repeated="2"/>
          <table:table-cell table:style-name="ce3" office:value-type="string" calcext:value-type="string">
            <text:p>(575.00,947.00,32.00)(571.00,981.00,32.00)(603.00,984.00,32.00)(607.00,978.00,29.00)(605.00,948.00,31.00)(604.00,946.00,29.00)</text:p>
          </table:table-cell>
          <table:table-cell table:number-columns-repeated="6"/>
          <table:table-cell table:style-name="ce3"/>
          <table:table-cell table:number-columns-repeated="6"/>
        </table:table-row>
        <table:table-row table:style-name="ro6">
          <table:table-cell table:style-name="ce3"/>
          <table:table-cell office:value-type="string" calcext:value-type="string">
            <text:p>(856.00, 888.00, 32.00)</text:p>
            <text:p>(856.00, 906.00, 30.00)</text:p>
            <text:p>(839.00, 913.00, 32.00)</text:p>
            <text:p>(832.00, 900.00, 32.00)</text:p>
            <text:p>(839.00, 891.00, 31.00)</text:p>
          </table:table-cell>
          <table:table-cell table:style-name="ce3" table:number-columns-repeated="2"/>
          <table:table-cell table:style-name="ce3" office:value-type="string" calcext:value-type="string">
            <text:p>(572.00,1046.00,77.00)(574.00,1056.00,95.00)(556.00,1065.00,102.00)(524.00,1060.00,97.00)(511.00,1043.00,98.00)(518.00,1040.00,88.00)(539.00,1043.00,85.00)(550.00,1041.00,98.00)</text:p>
          </table:table-cell>
          <table:table-cell table:style-name="ce3" table:number-columns-repeated="2"/>
          <table:table-cell table:style-name="ce3" office:value-type="string" calcext:value-type="string">
            <text:p>(680.00,904.00,34.00)(680.00,938.00,31.00)(711.00,949.00,33.00)(785.00,961.00,33.00)(762.00,930.00,32.00)(733.00,909.00,44.00)(713.00,903.00,30.00)</text:p>
          </table:table-cell>
          <table:table-cell table:number-columns-repeated="6"/>
          <table:table-cell table:style-name="ce3"/>
          <table:table-cell table:number-columns-repeated="6"/>
        </table:table-row>
        <table:table-row table:style-name="ro7">
          <table:table-cell table:style-name="ce3"/>
          <table:table-cell table:style-name="ce3" office:value-type="string" calcext:value-type="string">
            <text:p>(742.00, 950.00, 37.00) (740.00, 927.00, 42.00)(707.00, 921.00, 32.00)(706.00, 944.00, 33.00)</text:p>
          </table:table-cell>
          <table:table-cell table:style-name="ce3" table:number-columns-repeated="5"/>
          <table:table-cell table:style-name="ce3" office:value-type="string" calcext:value-type="string">
            <text:p>(906.00,1061.00,31.00)(890.00,1056.00,32.00)(866.00,1055.00,32.00)(829.00,1045.00,33.00)(782.00,1039.00,33.00)(715.00,1037.00,31.00)(696.00,1064.00,31.00)(745.00,1078.00,37.00)(806.00,1078.00,57.00)(809.00,1069.00,33.00)(819.00,1071.00,33.00)(841.00,1085.00,46.00)(871.00,1090.00,32.00)(874.00,1064.00,32.00)</text:p>
          </table:table-cell>
          <table:table-cell table:number-columns-repeated="13"/>
        </table:table-row>
        <table:table-row table:style-name="ro8">
          <table:table-cell table:style-name="ce3"/>
          <table:table-cell office:value-type="string" calcext:value-type="string">
            <text:p>(524.00, 952.00, 31.00)</text:p>
            <text:p>(537.00, 948.00, 32.00)</text:p>
            <text:p>(542.00, 948.00, 33.00)</text:p>
            <text:p>(543.00, 962.00, 31.00)</text:p>
            <text:p>(528.00, 968.00, 33.00)</text:p>
            <text:p>(522.00, 963.00, 31.00)</text:p>
            <text:p/>
          </table:table-cell>
          <table:table-cell table:style-name="ce3" table:number-columns-repeated="5"/>
          <table:table-cell table:style-name="ce3" office:value-type="string" calcext:value-type="string">
            <text:p>(921.00,1035.00,29.00)(956.00,1034.00,27.00)(975.00,873.00,27.00)(946.00,855.00,30.00)(932.00,938.00,33.00)</text:p>
          </table:table-cell>
          <table:table-cell table:number-columns-repeated="6"/>
          <table:table-cell table:style-name="ce3"/>
          <table:table-cell table:number-columns-repeated="6"/>
        </table:table-row>
        <table:table-row table:style-name="ro9">
          <table:table-cell table:style-name="ce3"/>
          <table:table-cell table:style-name="ce3" office:value-type="string" calcext:value-type="string">
            <text:p>(520.00, 952.00, 30.00)(487.00, 950.00, 29.00) <text:s/>(483.00, 970.00, 32.00) <text:s/>(518.00, 971.00, 29.00)</text:p>
          </table:table-cell>
          <table:table-cell table:style-name="ce3" table:number-columns-repeated="5"/>
          <table:table-cell table:style-name="ce3" office:value-type="string" calcext:value-type="string">
            <text:p>(1267.00, 994.00, 33.00) (1275.00, 933.00, 34.00) (1189.00, 927.00, 30.00) (1166.00, 984.00, 24.00)</text:p>
          </table:table-cell>
          <table:table-cell table:number-columns-repeated="13"/>
        </table:table-row>
        <table:table-row table:style-name="ro8">
          <table:table-cell table:style-name="ce3"/>
          <table:table-cell table:style-name="ce3" office:value-type="string" calcext:value-type="string">
            <text:p>(455.00, 743.00, 32.00) (464.00, 742.00, 39.00) (475.00, 729.00, 29.00) (466.00, 716.00, 31.00) (453.00, 711.00, 32.00) (443.00, 719.00, 31.00) (453.00, 731.00, 38.00)</text:p>
          </table:table-cell>
          <table:table-cell table:style-name="ce3" table:number-columns-repeated="5"/>
          <table:table-cell table:style-name="ce3" office:value-type="string" calcext:value-type="string">
            <text:p>(1294.00, 857.00, 37.00) (1296.00, 802.00, 21.00) (1204.00, 794.00, 28.00) (1197.00, 844.00, 33.00)</text:p>
          </table:table-cell>
          <table:table-cell table:number-columns-repeated="6"/>
          <table:table-cell table:style-name="ce3"/>
          <table:table-cell table:number-columns-repeated="5"/>
          <table:table-cell table:style-name="ce3"/>
        </table:table-row>
        <table:table-row table:style-name="ro10">
          <table:table-cell/>
          <table:table-cell table:style-name="ce3" office:value-type="string" calcext:value-type="string">
            <text:p>(531.00, 648.00, 33.00)(527.00, 631.00, 15.00)(479.00, 632.00, 30.00) (481.00, 651.00, 32.00)</text:p>
          </table:table-cell>
          <table:table-cell table:number-columns-repeated="5"/>
          <table:table-cell table:style-name="ce3" office:value-type="string" calcext:value-type="string">
            <text:p>(852.00,970.00,31.00)(822.00,970.00,29.00)(827.00,887.00,34.00)(837.00,865.00,36.00)(861.00,868.00,32.00)</text:p>
          </table:table-cell>
          <table:table-cell table:number-columns-repeated="13"/>
        </table:table-row>
        <table:table-row table:style-name="ro8">
          <table:table-cell table:number-columns-repeated="7"/>
          <table:table-cell table:style-name="ce3" office:value-type="string" calcext:value-type="string">
            <text:p>(868.00,696.00,33.00)(837.00,704.00,71.00)(833.00,799.00,34.00)(865.00,803.00,31.00)(868.00,755.00,33.00)(866.00,746.00,34.00)(869.00,717.00,32.00)</text:p>
          </table:table-cell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floor1_breakArea_vendMachines2_new</text:p>
          </table:table-cell>
          <table:table-cell office:value-type="string" calcext:value-type="string">
            <text:p>2:dining table</text:p>
          </table:table-cell>
          <table:table-cell office:value-type="string" calcext:value-type="string">
            <text:p>3:vending machine</text:p>
          </table:table-cell>
          <table:table-cell office:value-type="string" calcext:value-type="string">
            <text:p>2:water dispenser</text:p>
          </table:table-cell>
          <table:table-cell office:value-type="string" calcext:value-type="string">
            <text:p>1:microwave</text:p>
          </table:table-cell>
          <table:table-cell office:value-type="string" calcext:value-type="string">
            <text:p>1:first aid kit</text:p>
          </table:table-cell>
          <table:table-cell office:value-type="string" calcext:value-type="string">
            <text:p>1:d.p.i.</text:p>
          </table:table-cell>
          <table:table-cell table:style-name="ce3" office:value-type="string" calcext:value-type="string">
            <text:p>2:printer</text:p>
          </table:table-cell>
          <table:table-cell office:value-type="string" calcext:value-type="string">
            <text:p>1:trash</text:p>
          </table:table-cell>
          <table:table-cell office:value-type="string" calcext:value-type="string">
            <text:p>2:door</text:p>
          </table:table-cell>
          <table:table-cell office:value-type="string" calcext:value-type="string">
            <text:p>3:cupboard</text:p>
          </table:table-cell>
          <table:table-cell table:number-columns-repeated="10"/>
        </table:table-row>
        <table:table-row table:style-name="ro11">
          <table:table-cell/>
          <table:table-cell table:style-name="ce3" office:value-type="string" calcext:value-type="string">
            <text:p>(471.00, 430.00, 28.00) (401.00, 427.00, 40.00) (383.00, 447.00, 51.00) (398.00, 472.00, 29.00) (476.00, 469.00, 30.00)</text:p>
          </table:table-cell>
          <table:table-cell table:style-name="ce3" office:value-type="string" calcext:value-type="string">
            <text:p>(709.00, 528.00, 79.00) (712.00, 571.00, 87.00) (730.00, 610.00, 18.00) (737.00, 661.00, 36.00) (771.00, 666.00, 51.00) (780.00, 603.00, 99.00) (776.00, 524.00, 69.00)</text:p>
          </table:table-cell>
          <table:table-cell table:style-name="ce3" office:value-type="string" calcext:value-type="string">
            <text:p>(645.00, 564.00, 1.00) (641.00, 560.00, 17.00)(642.00, 538.00, 1.00) <text:s/>(649.00, 529.00, 44.00)(657.00, 521.00, 41.00) <text:s/>(667.00, 523.00, 50.00)(665.00, 547.00, 41.00) (657.00, 560.00, 42.00) <text:s/>(650.00, 564.00, 2.00)</text:p>
          </table:table-cell>
          <table:table-cell table:style-name="ce3" office:value-type="string" calcext:value-type="string">
            <text:p>(692.00, 1035.00, 69.00) (721.00, 1033.00, 94.00) (718.00, 1005.00, 110.00) (702.00, 988.00, 87.00) (694.00, 1011.00, 106.00)</text:p>
          </table:table-cell>
          <table:table-cell table:style-name="ce3" office:value-type="string" calcext:value-type="string">
            <text:p>(642.00, 820.00, 69.00) <text:s/>(642.00, 836.00, 66.00) (643.00, 838.00, 64.00)(651.00, 838.00, 68.00) <text:s/>(651.00, 819.00, 58.00)</text:p>
          </table:table-cell>
          <table:table-cell table:style-name="ce3" office:value-type="string" calcext:value-type="string">
            <text:p>(650.00, 840.00, 82.00) (636.00, 841.00, 82.00)(637.00, 862.00, 56.00) (648.00, 867.00, 50.00)(650.00, 848.00, 62.00)</text:p>
          </table:table-cell>
          <table:table-cell table:style-name="ce3" office:value-type="string" calcext:value-type="string">
            <text:p>(506.00, 266.00, 44.00) <text:s/>(510.00, 259.00, 40.00) <text:s/>(493.00, 230.00, 28.00) (483.00, 241.00, 48.00) <text:s/>(488.00, 263.00, 42.00)</text:p>
          </table:table-cell>
          <table:table-cell table:style-name="ce3" office:value-type="string" calcext:value-type="string">
            <text:p>(662.00, 1368.00, 12.00) (660.00, 1369.00, 10.00) (659.00, 1371.00, 8.00) <text:s/>(658.00, 1373.00, 9.00) (657.00, 1375.00, 5.00)(658.00, 1380.00, 10.00) (660.00, 1384.00, 7.00) <text:s/>(669.00, 1387.00, 3.00) <text:s/>(671.00, 1379.00, 12.00) (672.00, 1377.00, 12.00) (669.00, 1372.00, 9.00) (665.00, 1369.00, 12.00)</text:p>
          </table:table-cell>
          <table:table-cell office:value-type="string" calcext:value-type="string">
            <text:p>(571.00, 1449.00, 94.00) (557.00, 1452.00, 68.00) (545.00, 1496.00, 85.00) (569.00, 1499.00, 103.00) (572.00, 1499.00, 86.00)</text:p>
          </table:table-cell>
          <table:table-cell table:style-name="ce3" office:value-type="string" calcext:value-type="string">
            <text:p>(805.00, 1018.00, 103.00) (733.00, 1047.00, 32.00) (648.00, 1046.00, 90.00) (643.00, 1022.00, 113.00) (782.00, 1007.00, 72.00)</text:p>
          </table:table-cell>
          <table:table-cell table:number-columns-repeated="10"/>
        </table:table-row>
        <table:table-row table:style-name="ro12">
          <table:table-cell/>
          <table:table-cell table:style-name="ce3" office:value-type="string" calcext:value-type="string">
            <text:p>(814.00, 811.00, 31.00) (724.00, 816.00, 33.00) (726.00, 854.00, 30.00) (733.00, 870.00, 26.00) (750.00, 873.00, 25.00) (816.00, 864.00, 25.00)</text:p>
          </table:table-cell>
          <table:table-cell table:number-columns-repeated="5"/>
          <table:table-cell table:style-name="ce3"/>
          <table:table-cell/>
          <table:table-cell office:value-type="string" calcext:value-type="string">
            <text:p>(657.00, 1393.00, 85.00) (645.00, 1405.00, 96.00) (645.00, 1405.00, 96.00) (640.00, 1268.00, 36.00) (646.00, 1271.00, 90.00) (649.00, 1283.00, 104.00)</text:p>
          </table:table-cell>
          <table:table-cell table:number-columns-repeated="11"/>
        </table:table-row>
        <table:table-row table:style-name="ro10">
          <table:table-cell/>
          <table:table-cell table:style-name="ce3" office:value-type="string" calcext:value-type="string">
            <text:p>(694.00, 1114.00, 0.00) (696.00, 1147.00, 30.00) (808.00, 1138.00, 0.00) (804.00, 1111.00, 26.00) (791.00, 1108.00, 26.00)</text:p>
          </table:table-cell>
          <table:table-cell table:number-columns-repeated="7"/>
          <table:table-cell office:value-type="string" calcext:value-type="string">
            <text:p>(688.00, 1042.00, 93.00) (645.00, 1043.00, 102.00) (644.00, 1038.00, 98.00) (689.00, 1035.00, 89.00)</text:p>
          </table:table-cell>
          <table:table-cell table:number-columns-repeated="11"/>
        </table:table-row>
        <table:table-row table:style-name="ro9">
          <table:table-cell/>
          <table:table-cell table:style-name="ce9" office:value-type="string" calcext:value-type="string">
            <text:p>(701.00, 1199.00, 15.00) (703.00, 1240.00, 24.00) (812.00, 1234.00, 28.00) (809.00, 1190.00, 18.00)</text:p>
          </table:table-cell>
          <table:table-cell table:number-columns-repeated="7"/>
          <table:table-cell office:value-type="string" calcext:value-type="string">
            <text:p>(621.00, 895.00, 91.00) (629.00, 894.00, 89.00) (651.00, 959.00, 88.00) (635.00, 946.00, 105.00)</text:p>
          </table:table-cell>
          <table:table-cell table:number-columns-repeated="11"/>
        </table:table-row>
        <table:table-row table:style-name="ro12">
          <table:table-cell/>
          <table:table-cell table:style-name="ce6" office:value-type="string" calcext:value-type="string">
            <text:p>(704.00, 1293.00, 35.00) (705.00, 1332.00, 35.00) (712.00, 1341.00, 14.00) (807.00, 1337.00, 28.00) (825.00, 1320.00, 23.00) (811.00, 1293.00, 23.00)</text:p>
          </table:table-cell>
          <table:table-cell table:number-columns-repeated="7"/>
          <table:table-cell office:value-type="string" calcext:value-type="string">
            <text:p>(550.00, 880.00, 90.00) (541.00, 880.00, 92.00) (536.00, 815.00, 74.00) (547.00, 809.00, 97.00)</text:p>
          </table:table-cell>
          <table:table-cell table:number-columns-repeated="11"/>
        </table:table-row>
        <table:table-row table:style-name="ro8">
          <table:table-cell/>
          <table:table-cell table:style-name="ce11" office:value-type="string" calcext:value-type="string">
            <text:p>(711.00, 1386.00, 10.00) (711.00, 1459.00, 51.00) (816.00, 1451.00, 25.00) (810.00, 1379.00, 14.00)</text:p>
          </table:table-cell>
          <table:table-cell table:number-columns-repeated="7"/>
          <table:table-cell office:value-type="string" calcext:value-type="string">
            <text:p>(695.00, 808.00, 89.00) (657.00, 847.00, 98.00) (652.00, 835.00, 68.00) (647.00, 791.00, 80.00) (644.00, 716.00, 101.00) (652.00, 701.00, 34.00) (663.00, 712.00, 99.00)</text:p>
          </table:table-cell>
          <table:table-cell table:number-columns-repeated="11"/>
        </table:table-row>
        <table:table-row table:style-name="ro12">
          <table:table-cell table:number-columns-repeated="9"/>
          <table:table-cell office:value-type="string" calcext:value-type="string">
            <text:p>(544.00, 707.00, 84.00) (525.00, 711.00, 95.00) (495.00, 688.00, 103.00) (529.00, 631.00, 99.00) (542.00, 639.00, 85.00) (547.00, 695.00, 76.00)</text:p>
          </table:table-cell>
          <table:table-cell table:number-columns-repeated="11"/>
        </table:table-row>
        <table:table-row table:style-name="ro10">
          <table:table-cell table:number-columns-repeated="9"/>
          <table:table-cell office:value-type="string" calcext:value-type="string">
            <text:p>(543.00, 526.00, 73.00) (489.00, 531.00, 104.00) (481.00, 518.00, 63.00) (525.00, 468.00, 92.00) (542.00, 467.00, 83.00)</text:p>
          </table:table-cell>
          <table:table-cell table:number-columns-repeated="11"/>
        </table:table-row>
        <table:table-row table:style-name="ro12">
          <table:table-cell table:number-columns-repeated="9"/>
          <table:table-cell office:value-type="string" calcext:value-type="string">
            <text:p>(595.00, 225.00, 39.00) (606.00, 215.00, 13.00) (608.00, 193.00, 0.00) (537.00, 178.00, 22.00) (538.00, 217.00, 68.00) (542.00, 223.00, 58.00)</text:p>
          </table:table-cell>
          <table:table-cell table:number-columns-repeated="11"/>
        </table:table-row>
        <table:table-row table:style-name="ro8">
          <table:table-cell table:number-columns-repeated="9"/>
          <table:table-cell office:value-type="string" calcext:value-type="string">
            <text:p>(534.00, 327.00, 42.00) (534.00, 322.00, 46.00) (526.00, 318.00, 27.00) (484.00, 324.00, 20.00) (473.00, 334.00, 25.00) (488.00, 343.00, 51.00) <text:s/>(507.00, 337.00, 70.00)</text:p>
          </table:table-cell>
          <table:table-cell table:number-columns-repeated="11"/>
        </table:table-row>
        <table:table-row table:style-name="ro9">
          <table:table-cell table:number-columns-repeated="9"/>
          <table:table-cell office:value-type="string" calcext:value-type="string">
            <text:p>(453.00, 278.00, 91.00) (390.00, 278.00, 85.00) <text:s/>(386.00, 270.00, 97.00) (389.00, 260.00, 96.00)</text:p>
          </table:table-cell>
          <table:table-cell table:number-columns-repeated="11"/>
        </table:table-row>
        <table:table-row table:style-name="ro6">
          <table:table-cell table:number-columns-repeated="9"/>
          <table:table-cell office:value-type="string" calcext:value-type="string">
            <text:p>(400.00, 281.00, 38.00) (396.00, 279.00, 19.00) (369.00, 284.00, 94.00) (356.00, 302.00, 100.00) (350.00, 322.00, 97.00) (359.00, 337.00, 96.00) (397.00, 345.00, 11.00) (403.00, 320.00, 60.00)</text:p>
          </table:table-cell>
          <table:table-cell table:number-columns-repeated="11"/>
        </table:table-row>
        <table:table-row table:style-name="ro1" table:number-rows-repeated="104854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" table:style-name="ta1">
        <table:table-column table:style-name="co13" table:default-cell-style-name="ce3"/>
        <table:table-column table:style-name="co7" table:number-columns-repeated="23" table:default-cell-style-name="ce3"/>
        <table:table-column table:style-name="co11" table:number-columns-repeated="1000" table:default-cell-style-name="ce3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floor0_objDet0_take4_newRC</text:p>
          </table:table-cell>
          <table:table-cell office:value-type="string" calcext:value-type="string">
            <text:p>0:cup</text:p>
          </table:table-cell>
          <table:table-cell office:value-type="string" calcext:value-type="string">
            <text:p>2:chair</text:p>
          </table:table-cell>
          <table:table-cell office:value-type="string" calcext:value-type="string">
            <text:p>1:hoodie</text:p>
          </table:table-cell>
          <table:table-cell office:value-type="string" calcext:value-type="string">
            <text:p>0:banana</text:p>
          </table:table-cell>
          <table:table-cell office:value-type="string" calcext:value-type="string">
            <text:p>0:bottle</text:p>
          </table:table-cell>
          <table:table-cell office:value-type="string" calcext:value-type="string">
            <text:p>1:stanley bag</text:p>
          </table:table-cell>
          <table:table-cell office:value-type="string" calcext:value-type="string">
            <text:p>1:backpack</text:p>
          </table:table-cell>
          <table:table-cell office:value-type="string" calcext:value-type="string">
            <text:p>1:tools</text:p>
          </table:table-cell>
          <table:table-cell office:value-type="string" calcext:value-type="string">
            <text:p>1:trash bin</text:p>
          </table:table-cell>
          <table:table-cell office:value-type="string" calcext:value-type="string">
            <text:p>0:tv remote</text:p>
          </table:table-cell>
          <table:table-cell office:value-type="string" calcext:value-type="string">
            <text:p>1:laptop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(486.00, 816.00, 35.00) (486.00, 817.00, 37.00) (483.00, 819.00, 37.00) (479.00, 817.00, 31.00) (483.00, 814.00, 36.00)(485.00, 815.00, 37.00)</text:p>
          </table:table-cell>
          <table:table-cell office:value-type="string" calcext:value-type="string">
            <text:p>(500.00, 694.00, 18.00)(513.00, 686.00, 16.00) (518.00, 680.00, 30.00) (506.00, 662.00, 18.00)(490.00, 648.00, 22.00) <text:s/>(485.00, 649.00, 26.00) <text:s/>(481.00, 685.00, 0.00)</text:p>
          </table:table-cell>
          <table:table-cell office:value-type="string" calcext:value-type="string">
            <text:p>(540.00, 834.00, 34.00) (533.00, 836.00, 33.00) (523.00, 856.00, 44.00) (520.00, 861.00, 37.00) (531.00, 865.00, 47.00) (545.00, 851.00, 21.00) (546.00, 847.00, 18.00)</text:p>
          </table:table-cell>
          <table:table-cell office:value-type="string" calcext:value-type="string">
            <text:p>(613.00, 638.00, 34.00) (619.00, 637.00, 33.00)(620.00, 628.00, 28.00) <text:s/>(612.00, 630.00, 41.00)</text:p>
          </table:table-cell>
          <table:table-cell office:value-type="string" calcext:value-type="string">
            <text:p>(603.00, 629.00, 29.00) (603.00, 631.00, 4.00) (603.00, 634.00, 29.00) (606.00, 635.00, 22.00) (606.00, 635.00, 31.00) (609.00, 635.00, 26.00) (612.00, 633.00, 35.00) (613.00, 632.00, 28.00) (613.00, 629.00, 33.00) (611.00, 627.00, 45.00) (609.00, 627.00, 45.00) (606.00, 627.00, 35.00)</text:p>
          </table:table-cell>
          <table:table-cell table:style-name="ce16" office:value-type="string" calcext:value-type="string">
            <text:p>(463.00, 858.00, 32.00) (473.00, 865.00, 38.00) (481.00, 872.00, 41.00) (488.00, 872.00, 32.00) (492.00, 869.00, 32.00) (486.00, 862.00, 38.00) (488.00, 857.00, 32.00) (485.00, 844.00, 33.00) (475.00, 843.00, 33.00)</text:p>
          </table:table-cell>
          <table:table-cell table:style-name="ce16" office:value-type="string" calcext:value-type="string">
            <text:p>(527.00, 780.00, 21.00) (521.00, 766.00, 30.00) (510.00, 768.00, 31.00) (501.00, 774.00, 30.00) (498.00, 788.00, 37.00) (504.00, 796.00, 40.00) (508.00, 798.00, 47.00)</text:p>
          </table:table-cell>
          <table:table-cell office:value-type="string" calcext:value-type="string">
            <text:p>(718.00, 764.00, 32.00) (733.00, 755.00, 32.00) <text:s/>(738.00, 753.00, 33.00) (757.00, 764.00, 27.00) (747.00, 773.00, 27.00) (727.00, 782.00, 26.00) (720.00, 775.00, 28.00)</text:p>
          </table:table-cell>
          <table:table-cell office:value-type="string" calcext:value-type="string">
            <text:p>(668.00, 640.00, 7.00) (666.00, 630.00, 9.00) <text:s/>(657.00, 628.00, 1.00) <text:s/>(650.00, 636.00, 10.00) <text:s/>(653.00, 645.00, 10.00) <text:s/>(659.00, 646.00, 9.00)</text:p>
          </table:table-cell>
          <table:table-cell office:value-type="string" calcext:value-type="string">
            <text:p>(486.00, 809.00, 34.00) <text:s/>(481.00, 804.00, 34.00) <text:s/>(478.00, 803.00, 34.00) (478.00, 806.00, 34.00)(483.00, 811.00, 34.00) (486.00, 811.00, 30.00)</text:p>
          </table:table-cell>
          <table:table-cell office:value-type="string" calcext:value-type="string">
            <text:p>(515.00, 954.00, 37.00) (529.00, 953.00, 31.00) (529.00, 969.00, 37.00) (513.00, 971.00, 45.00)</text:p>
          </table:table-cell>
          <table:table-cell table:style-name="Default" table:number-columns-repeated="3"/>
          <table:table-cell table:number-columns-repeated="1009"/>
        </table:table-row>
        <table:table-row table:style-name="ro8">
          <table:table-cell/>
          <table:table-cell office:value-type="string" calcext:value-type="string">
            <text:p>(512.00, 944.00, 27.00) (510.00, 945.00, 28.00) (511.00, 947.00, 35.00) (513.00, 946.00, 27.00)</text:p>
          </table:table-cell>
          <table:table-cell office:value-type="string" calcext:value-type="string">
            <text:p>(500.00, 694.00, 18.00) (513.00, 686.00, 16.00) (518.00, 680.00, 30.00) (506.00, 662.00, 18.00) (490.00, 648.00, 22.00)(485.00, 649.00, 26.00) (481.00, 685.00, 0.00)</text:p>
          </table:table-cell>
          <table:table-cell office:value-type="string" calcext:value-type="string">
            <text:p>(499.00, 694.00, 22.00) (505.00, 689.00, 28.00) (485.00, 667.00, 14.00) <text:s/>(479.00, 676.00, 43.00) <text:s/>(479.00, 683.00, 44.00) <text:s/>(486.00, 691.00, 46.00)</text:p>
          </table:table-cell>
          <table:table-cell/>
          <table:table-cell office:value-type="string" calcext:value-type="string">
            <text:p>(752.00, 761.00, 29.00) <text:s/>(749.00, 758.00, 30.00) (743.00, 762.00, 32.00) <text:s/>(749.00, 767.00, 32.00)</text:p>
          </table:table-cell>
          <table:table-cell/>
          <table:table-cell office:value-type="string" calcext:value-type="string">
            <text:p>(568.00, 674.00, 21.00)(567.00, 658.00, 25.00) <text:s/>(557.00, 655.00, 23.00) (552.00, 661.00, 32.00) <text:s/>(554.00, 674.00, 32.00)</text:p>
          </table:table-cell>
          <table:table-cell table:number-columns-repeated="3"/>
          <table:table-cell office:value-type="string" calcext:value-type="string">
            <text:p>(491.00, 823.00, 35.00) (470.00, 825.00, 38.00) <text:s/>(470.00, 825.00, 39.00) (463.00, 831.00, 32.00) (472.00, 844.00, 36.00) (495.00, 844.00, 33.00)</text:p>
          </table:table-cell>
          <table:table-cell table:style-name="Default"/>
          <table:table-cell table:number-columns-repeated="1011"/>
        </table:table-row>
        <table:table-row table:style-name="ro13">
          <table:table-cell/>
          <table:table-cell office:value-type="string" calcext:value-type="string">
            <text:p>(609.00, 638.00, 35.00) (608.00, 637.00, 35.00) (609.00, 635.00, 35.00) (611.00, 637.00, 32.00) (611.00, 638.00, 33.00)</text:p>
          </table:table-cell>
          <table:table-cell office:value-type="string" calcext:value-type="string">
            <text:p>(493.00, 783.00, 32.00) <text:s/>(508.00, 799.00, 46.00) (519.00, 798.00, 20.00) <text:s/>(525.00, 797.00, 30.00) (531.00, 789.00, 17.00) (532.00, 779.00, 19.00) <text:s/>(529.00, 768.00, 18.00) (521.00, 766.00, 30.00)(503.00, 774.00, 44.00) (494.00, 777.00, 32.00) <text:s/>(493.00, 790.00, 34.00)</text:p>
          </table:table-cell>
          <table:table-cell table:number-columns-repeated="2"/>
          <table:table-cell office:value-type="string" calcext:value-type="string">
            <text:p>(480.00, 818.00, 37.00) (478.00, 819.00, 40.00) (477.00, 821.00, 42.00) (478.00, 822.00, 43.00) (479.00, 823.00, 41.00) (481.00, 822.00, 32.00) (481.00, 822.00, 33.00) (482.00, 820.00, 33.00)</text:p>
          </table:table-cell>
          <table:table-cell table:number-columns-repeated="5"/>
          <table:table-cell office:value-type="string" calcext:value-type="string">
            <text:p>(528.00, 641.00, 31.00) (500.00, 641.00, 30.00) (498.00, 630.00, 31.00) (524.00, 631.00, 47.00)</text:p>
          </table:table-cell>
          <table:table-cell table:style-name="Default"/>
          <table:table-cell table:style-name="ce16"/>
          <table:table-cell table:style-name="Default"/>
          <table:table-cell table:number-columns-repeated="1009"/>
        </table:table-row>
        <table:table-row table:style-name="ro4">
          <table:table-cell table:number-columns-repeated="2"/>
          <table:table-cell office:value-type="string" calcext:value-type="string">
            <text:p>(546.00, 850.00, 50.00) (536.00, 829.00, 36.00) (527.00, 827.00, 23.00)(516.00, 832.00, 20.00) (509.00, 839.00, 21.00) (502.00, 858.00, 25.00)(503.00, 872.00, 0.00)(523.00, 868.00, 34.00) (531.00, 865.00, 47.00)</text:p>
          </table:table-cell>
          <table:table-cell table:number-columns-repeated="2"/>
          <table:table-cell office:value-type="string" calcext:value-type="string">
            <text:p>(494.00, 949.00, 28.00) (493.00, 947.00, 28.00) (493.00, 946.00, 33.00) (494.00, 944.00, 29.00) (495.00, 945.00, 32.00) (496.00, 947.00, 27.00)</text:p>
          </table:table-cell>
          <table:table-cell table:number-columns-repeated="5"/>
          <table:table-cell office:value-type="string" calcext:value-type="string">
            <text:p>(585.00, 646.00, 34.00) (601.00, 643.00, 33.00) (601.00, 629.00, 33.00) (598.00, 619.00, 35.00) (581.00, 619.00, 37.00) (581.00, 632.00, 36.00)</text:p>
          </table:table-cell>
          <table:table-cell table:style-name="Default" table:number-columns-repeated="2"/>
          <table:table-cell table:number-columns-repeated="1010"/>
        </table:table-row>
        <table:table-row table:style-name="ro12">
          <table:table-cell table:number-columns-repeated="2"/>
          <table:table-cell office:value-type="string" calcext:value-type="string">
            <text:p>(501.00, 901.00, 18.00) (476.00, 917.00, 43.00) (469.00, 927.00, 15.00) (477.00, 928.00, 53.00) (508.00, 917.00, 28.00) (505.00, 907.00, 28.00)</text:p>
          </table:table-cell>
          <table:table-cell table:number-columns-repeated="8"/>
          <table:table-cell office:value-type="string" calcext:value-type="string">
            <text:p>(509.00, 941.00, 26.00) (497.00, 941.00, 32.00) (497.00, 956.00, 33.00) (511.00, 955.00, 32.00)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string" calcext:value-type="string">
            <text:p>(672.00, 781.00, 40.00) (689.00, 759.00, 20.00) (703.00, 762.00, 19.00)(710.00, 765.00, 18.00) (712.00, 775.00, 27.00) <text:s/>(707.00, 791.00, 37.00) <text:s/>(705.00, 795.00, 41.00) (698.00, 797.00, 44.00) <text:s/>(686.00, 797.00, 43.00) <text:s/>(673.00, 791.00, 34.00)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(551.00,680.00,18.00)(571.00,676.00,15.00)(572.00,670.00,19.00)(567.00,657.00,25.00)(550.00,649.00,31.00)(543.00,651.00,32.00)(538.00,664.00,32.00)(542.00,674.00,37.00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floor0_objDet01_take4_newRC_hybrid</text:p>
          </table:table-cell>
          <table:table-cell office:value-type="string" calcext:value-type="string">
            <text:p><text:span text:style-name="T1">0:</text:span>cup</text:p>
          </table:table-cell>
          <table:table-cell office:value-type="string" calcext:value-type="string">
            <text:p><text:span text:style-name="T1">2:</text:span>chair</text:p>
          </table:table-cell>
          <table:table-cell office:value-type="string" calcext:value-type="string">
            <text:p><text:span text:style-name="T1">1:</text:span>hoodie</text:p>
          </table:table-cell>
          <table:table-cell office:value-type="string" calcext:value-type="string">
            <text:p><text:span text:style-name="T1">0:</text:span>banana</text:p>
          </table:table-cell>
          <table:table-cell office:value-type="string" calcext:value-type="string">
            <text:p><text:span text:style-name="T1">0:</text:span>bottle</text:p>
          </table:table-cell>
          <table:table-cell office:value-type="string" calcext:value-type="string">
            <text:p><text:span text:style-name="T1">1:</text:span>stanley bag</text:p>
          </table:table-cell>
          <table:table-cell office:value-type="string" calcext:value-type="string">
            <text:p><text:span text:style-name="T1">1:</text:span>backpack</text:p>
          </table:table-cell>
          <table:table-cell office:value-type="string" calcext:value-type="string">
            <text:p><text:span text:style-name="T1">1:</text:span>tools</text:p>
          </table:table-cell>
          <table:table-cell office:value-type="string" calcext:value-type="string">
            <text:p><text:span text:style-name="T1">1:</text:span>trash</text:p>
          </table:table-cell>
          <table:table-cell office:value-type="string" calcext:value-type="string">
            <text:p><text:span text:style-name="T1">0:tv </text:span>remote</text:p>
          </table:table-cell>
          <table:table-cell office:value-type="string" calcext:value-type="string">
            <text:p><text:span text:style-name="T1">1:</text:span>hard hat</text:p>
          </table:table-cell>
          <table:table-cell office:value-type="string" calcext:value-type="string">
            <text:p><text:span text:style-name="T1">1:</text:span>laptop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/>
          <table:table-cell office:value-type="string" calcext:value-type="string">
            <text:p>(607.00, 626.00, 38.00) (609.00, 622.00, 36.00) (605.00, 618.00, 31.00) (602.00, 621.00, 35.00) (603.00, 625.00, 36.00)</text:p>
          </table:table-cell>
          <table:table-cell office:value-type="string" calcext:value-type="string">
            <text:p>(866.00, 606.00, 16.00) (846.00, 625.00, 16.00) (844.00, 629.00, 20.00) <text:s/>(853.00, 641.00, 22.00) (856.00, 644.00, 20.00) <text:s/>(869.00, 634.00, 17.00) <text:s/>(873.00, 630.00, 33.00) (877.00, 627.00, 35.00) (881.00, 625.00, 30.00)</text:p>
          </table:table-cell>
          <table:table-cell table:style-name="ce16" office:value-type="string" calcext:value-type="string">
            <text:p>(520.00, 793.00, 24.00) (524.00, 787.00, 38.00) (519.00, 780.00, 34.00) (492.00, 773.00, 20.00) (492.00, 779.00, 24.00) (497.00, 787.00, 30.00)</text:p>
          </table:table-cell>
          <table:table-cell office:value-type="string" calcext:value-type="string">
            <text:p>(498.00, 849.00, 33.00) (496.00, 847.00, 32.00)(493.00, 846.00, 33.00) (489.00, 846.00, 33.00) (488.00, 849.00, 32.00) <text:s/>(489.00, 852.00, 33.00) (494.00, 852.00, 33.00)</text:p>
          </table:table-cell>
          <table:table-cell office:value-type="string" calcext:value-type="string">
            <text:p>(576.00, 633.00, 39.00) (577.00, 633.00, 39.00) (579.00, 631.00, 42.00) (579.00, 629.00, 37.00) <text:s/>(575.00, 629.00, 33.00) (574.00, 631.00, 32.00)</text:p>
          </table:table-cell>
          <table:table-cell office:value-type="string" calcext:value-type="string">
            <text:p>(489.00, 759.00, 32.00) (489.00, 749.00, 22.00) (480.00, 752.00, 37.00) <text:s/>(479.00, 763.00, 31.00) (485.00, 765.00, 34.00)</text:p>
          </table:table-cell>
          <table:table-cell office:value-type="string" calcext:value-type="string">
            <text:p>(476.00, 801.00, 35.00) (469.00, 796.00, 35.00) (461.00, 800.00, 36.00) (458.00, 812.00, 40.00) (465.00, 820.00, 32.00) (479.00, 818.00, 32.00)</text:p>
          </table:table-cell>
          <table:table-cell office:value-type="string" calcext:value-type="string">
            <text:p>(651.00, 840.00, 32.00) (682.00, 820.00, 30.00) (693.00, 829.00, 30.00) (682.00, 844.00, 33.00) (671.00, 849.00, 33.00) (668.00, 855.00, 30.00) (660.00, 853.00, 33.00)</text:p>
          </table:table-cell>
          <table:table-cell table:style-name="ce15" office:value-type="string" calcext:value-type="string">
            <text:p>(529.00, 768.00, 5.00) (527.00, 766.00, 7.00) (525.00, 766.00, 8.00) (521.00, 771.00, 7.00) (521.00, 781.00, 6.00) (525.00, 783.00, 9.00) (530.00, 778.00, 8.00) (530.00, 776.00, 7.00)</text:p>
          </table:table-cell>
          <table:table-cell office:value-type="string" calcext:value-type="string">
            <text:p>(494.00, 860.00, 33.00) (494.00, 858.00, 33.00) (490.00, 857.00, 32.00) (489.00, 860.00, 33.00) (491.00, 861.00, 33.00)</text:p>
          </table:table-cell>
          <table:table-cell office:value-type="string" calcext:value-type="string">
            <text:p>(480.00, 676.00, 31.00) (477.00, 668.00, 30.00) <text:s/>(470.00, 667.00, 35.00) (469.00, 674.00, 33.00) (471.00, 680.00, 34.00) (476.00, 681.00, 26.00)</text:p>
          </table:table-cell>
          <table:table-cell office:value-type="string" calcext:value-type="string">
            <text:p>(584.00, 632.00, 44.00) (602.00, 630.00, 42.00) (599.00, 618.00, 34.00) (583.00, 617.00, 34.00)</text:p>
          </table:table-cell>
          <table:table-cell/>
          <table:table-cell table:style-name="Default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(515.00, 943.00, 31.00) (516.00, 944.00, 34.00) <text:s/>(517.00, 948.00, 28.00) (512.00, 949.00, 29.00) (512.00, 946.00, 31.00)</text:p>
          </table:table-cell>
          <table:table-cell office:value-type="string" calcext:value-type="string">
            <text:p>(708.00, 765.00, 18.00) (702.00, 762.00, 18.00) (688.00, 753.00, 44.00) (683.00, 751.00, 41.00) <text:s/>(674.00, 760.00, 41.00)(665.00, 782.00, 17.00) <text:s/>(665.00, 787.00, 18.00) (682.00, 800.00, 20.00) <text:s/>(690.00, 794.00, 44.00) <text:s/>(695.00, 797.00, 44.00) <text:s/>(706.00, 795.00, 39.00) <text:s/>(707.00, 791.00, 37.00) <text:s/>(695.00, 792.00, 27.00) <text:s/>(702.00, 788.00, 33.00) <text:s/>(708.00, 785.00, 18.00) <text:s/>(710.00, 768.00, 19.00)</text:p>
          </table:table-cell>
          <table:table-cell office:value-type="string" calcext:value-type="string">
            <text:p>(537.00, 667.00, 40.00) (537.00, 676.00, 35.00) (543.00, 684.00, 39.00) (547.00, 687.00, 37.00) (549.00, 687.00, 36.00) (549.00, 657.00, 0.00) <text:s/>(542.00, 665.00, 40.00)</text:p>
          </table:table-cell>
          <table:table-cell/>
          <table:table-cell office:value-type="string" calcext:value-type="string">
            <text:p>(750.00, 754.00, 0.00) (746.00, 761.00, 31.00) <text:s/>(746.00, 766.00, 34.00) (751.00, 768.00, 24.00) <text:s/>(755.00, 763.00, 27.00)</text:p>
          </table:table-cell>
          <table:table-cell/>
          <table:table-cell office:value-type="string" calcext:value-type="string">
            <text:p>(566.00, 682.00, 25.00) (568.00, 679.00, 23.00) (558.00, 667.00, 29.00) (556.00, 662.00, 22.00) <text:s/>(544.00, 667.00, 42.00) (549.00, 679.00, 38.00) (560.00, 686.00, 23.00)</text:p>
          </table:table-cell>
          <table:table-cell table:number-columns-repeated="2"/>
          <table:table-cell office:value-type="string" calcext:value-type="string">
            <text:p>(612.00, 641.00, 35.00) (616.00, 633.00, 34.00) (615.00, 629.00, 34.00) (612.00, 635.00, 35.00) <text:s/>(611.00, 638.00, 35.00)</text:p>
          </table:table-cell>
          <table:table-cell/>
          <table:table-cell office:value-type="string" calcext:value-type="string">
            <text:p>(529.00, 650.00, 30.00) (524.00, 632.00, 33.00) (485.00, 630.00, 31.00) <text:s/>(487.00, 647.00, 30.00) (518.00, 648.00, 30.00)</text:p>
          </table:table-cell>
          <table:table-cell table:number-columns-repeated="1011"/>
        </table:table-row>
        <table:table-row table:style-name="ro13">
          <table:table-cell table:number-columns-repeated="2"/>
          <table:table-cell office:value-type="string" calcext:value-type="string">
            <text:p>(576.00, 682.00, 18.00) (578.00, 678.00, 17.00) (577.00, 671.00, 17.00) (572.00, 661.00, 20.00) <text:s/>(563.00, 659.00, 30.00) <text:s/>(553.00, 660.00, 21.00) (534.00, 664.00, 19.00) (537.00, 678.00, 33.00) (544.00, 685.00, 40.00) (556.00, 689.00, 18.00) (567.00, 689.00, 24.00)</text:p>
          </table:table-cell>
          <table:table-cell table:number-columns-repeated="2"/>
          <table:table-cell office:value-type="string" calcext:value-type="string">
            <text:p>(484.00, 827.00, 40.00) (481.00, 824.00, 36.00) (478.00, 823.00, 33.00) (474.00, 826.00, 42.00) (478.00, 829.00, 34.00) (483.00, 830.00, 34.00)</text:p>
          </table:table-cell>
          <table:table-cell table:number-columns-repeated="6"/>
          <table:table-cell office:value-type="string" calcext:value-type="string">
            <text:p>(511.00, 970.00, 39.00) <text:s/>(534.00, 970.00, 28.00) (533.00, 956.00, 29.00) (511.00, 956.00, 28.00)</text:p>
          </table:table-cell>
          <table:table-cell table:number-columns-repeated="1011"/>
        </table:table-row>
        <table:table-row table:style-name="ro13">
          <table:table-cell table:number-columns-repeated="2"/>
          <table:table-cell office:value-type="string" calcext:value-type="string">
            <text:p>(515.00, 778.00, 21.00) <text:s/>(524.00, 786.00, 38.00) (525.00, 795.00, 22.00) (523.00, 798.00, 28.00) (525.00, 815.00, 19.00) (512.00, 819.00, 19.00)(503.00, 821.00, 18.00)(499.00, 809.00, 19.00) (496.00, 807.00, 27.00) (496.00, 793.00, 41.00) (499.00, 782.00, 12.00)</text:p>
          </table:table-cell>
          <table:table-cell table:number-columns-repeated="2"/>
          <table:table-cell office:value-type="string" calcext:value-type="string">
            <text:p>(512.00, 963.00, 29.00) (510.00, 966.00, 29.00) <text:s/>(512.00, 968.00, 40.00) (515.00, 969.00, 42.00) <text:s/>(516.00, 966.00, 41.00)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(503.00, 908.00, 23.00) (493.00, 906.00, 19.00) (478.00, 906.00, 49.00) (471.00, 917.00, 26.00) <text:s/>(474.00, 923.00, 39.00) (507.00, 926.00, 23.00) <text:s/>(512.00, 922.00, 32.00) <text:s/>(504.00, 909.00, 47.00)</text:p>
          </table:table-cell>
          <table:table-cell table:number-columns-repeated="2"/>
          <table:table-cell office:value-type="string" calcext:value-type="string">
            <text:p>(477.00, 647.00, 13.00) (474.00, 645.00, 19.00) (473.00, 648.00, 33.00) (474.00, 650.00, 33.00) (476.00, 650.00, 29.00)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(594.00, 907.00, 20.00) (583.00, 906.00, 23.00) (576.00, 907.00, 21.00) (574.00, 911.00, 21.00) (572.00, 921.00, 20.00) (575.00, 938.00, 48.00) (592.00, 940.00, 44.00) (600.00, 933.00, 23.00) <text:s/>(603.00, 928.00, 28.00) (601.00, 919.00, 31.00) (597.00, 920.00, 23.00) <text:s/>(598.00, 911.00, 22.00)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(633.00, 958.00, 22.00) (630.00, 962.00, 19.00) <text:s/>(635.00, 989.00, 17.00) <text:s/>(626.00, 990.00, 34.00) <text:s/>(621.00, 974.00, 37.00) (621.00, 962.00, 37.00) <text:s/>(623.00, 959.00, 28.00) (630.00, 957.00, 17.00)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office:value-type="string" calcext:value-type="string">
            <text:p>(424.00,754.00,4.00)(422.00,736.00,33.00)(435.00,734.00,26.00)(440.00,751.00,5.00)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floor0_objDet02_take4_newRC_hybrid</text:p>
          </table:table-cell>
          <table:table-cell office:value-type="string" calcext:value-type="string">
            <text:p><text:span text:style-name="T1">0:</text:span>cup</text:p>
          </table:table-cell>
          <table:table-cell office:value-type="string" calcext:value-type="string">
            <text:p><text:span text:style-name="T1">2:</text:span>chair</text:p>
          </table:table-cell>
          <table:table-cell office:value-type="string" calcext:value-type="string">
            <text:p><text:span text:style-name="T1">1:</text:span>hoodie</text:p>
          </table:table-cell>
          <table:table-cell office:value-type="string" calcext:value-type="string">
            <text:p><text:span text:style-name="T1">0:</text:span>banana</text:p>
          </table:table-cell>
          <table:table-cell office:value-type="string" calcext:value-type="string">
            <text:p><text:span text:style-name="T1">0:</text:span>bottle</text:p>
          </table:table-cell>
          <table:table-cell office:value-type="string" calcext:value-type="string">
            <text:p><text:span text:style-name="T1">2:</text:span>stanley bag</text:p>
          </table:table-cell>
          <table:table-cell office:value-type="string" calcext:value-type="string">
            <text:p><text:span text:style-name="T1">1:</text:span>backpack</text:p>
          </table:table-cell>
          <table:table-cell office:value-type="string" calcext:value-type="string">
            <text:p><text:span text:style-name="T1">1:</text:span>tools</text:p>
          </table:table-cell>
          <table:table-cell office:value-type="string" calcext:value-type="string">
            <text:p><text:span text:style-name="T1">1:</text:span>trash</text:p>
          </table:table-cell>
          <table:table-cell office:value-type="string" calcext:value-type="string">
            <text:p><text:span text:style-name="T1">0:</text:span>tv remote</text:p>
          </table:table-cell>
          <table:table-cell office:value-type="string" calcext:value-type="string">
            <text:p><text:span text:style-name="T2">2:</text:span>laptop</text:p>
          </table:table-cell>
          <table:table-cell office:value-type="string" calcext:value-type="string">
            <text:p><text:span text:style-name="T1">1:</text:span>hard hat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7">
          <table:table-cell/>
          <table:table-cell office:value-type="string" calcext:value-type="string">
            <text:p>(605.00, 627.00, 33.00) (608.00, 627.00, 33.00) (609.00, 625.00, 33.00) (610.00, 620.00, 34.00) (607.00, 619.00, 37.00) (604.00, 621.00, 36.00) (604.00, 624.00, 37.00)</text:p>
          </table:table-cell>
          <table:table-cell office:value-type="string" calcext:value-type="string">
            <text:p>(602.00, 920.00, 33.00) (600.00, 915.00, 24.00) (596.00, 909.00, 22.00) (581.00, 906.00, 23.00) <text:s/>(574.00, 912.00, 24.00) (564.00, 935.00, 24.00) (562.00, 947.00, 31.00) (582.00, 949.00, 46.00) <text:s/>(595.00, 949.00, 33.00) <text:s/>(602.00, 938.00, 24.00)</text:p>
          </table:table-cell>
          <table:table-cell office:value-type="string" calcext:value-type="string">
            <text:p>(521.00, 783.00, 25.00) (512.00, 783.00, 33.00) (496.00, 784.00, 22.00) <text:s/>(493.00, 788.00, 29.00) (497.00, 796.00, 32.00) (525.00, 792.00, 35.00) (527.00, 788.00, 32.00)</text:p>
          </table:table-cell>
          <table:table-cell office:value-type="string" calcext:value-type="string">
            <text:p>(499.00, 847.00, 34.00) (496.00, 845.00, 35.00)(494.00, 843.00, 28.00) (486.00, 844.00, 33.00) (486.00, 848.00, 28.00) (489.00, 850.00, 34.00) (495.00, 852.00, 35.00) (499.00, 850.00, 34.00)</text:p>
          </table:table-cell>
          <table:table-cell office:value-type="string" calcext:value-type="string">
            <text:p>(484.00, 825.00, 43.00), (484.00, 827.00, 37.00), (483.00, 828.00, 33.00), (483.00, 824.00, 41.00), (480.00, 824.00, 34.00), (478.00, 824.00, 29.00), (478.00, 826.00, 33.00)</text:p>
          </table:table-cell>
          <table:table-cell office:value-type="string" calcext:value-type="string">
            <text:p>(489.00, 761.00, 35.00) (490.00, 759.00, 37.00)(490.00, 753.00, 33.00)(484.00, 743.00, 27.00)(479.00, 743.00, 34.00) <text:s/>(479.00, 760.00, 36.00)(484.00, 762.00, 34.00)</text:p>
          </table:table-cell>
          <table:table-cell table:style-name="ce16" office:value-type="string" calcext:value-type="string">
            <text:p>(572.00, 672.00, 22.00) (567.00, 659.00, 20.00) (563.00, 654.00, 31.00) (554.00, 659.00, 16.00) (547.00, 661.00, 8.00) (543.00, 666.00, 39.00) (543.00, 673.00, 47.00) (546.00, 682.00, 47.00) (556.00, 684.00, 35.00) (566.00, 684.00, 19.00) (571.00, 680.00, 21.00)</text:p>
          </table:table-cell>
          <table:table-cell office:value-type="string" calcext:value-type="string">
            <text:p>(680.00, 807.00, 34.00)(682.00, 809.00, 35.00) (680.00, 812.00, 35.00)(688.00, 819.00, 26.00) <text:s/>(679.00, 828.00, 29.00)(678.00, 829.00, 30.00) (678.00, 836.00, 33.00) (674.00, 840.00, 28.00) (674.00, 844.00, 29.00) (667.00, 847.00, 31.00) (656.00, 836.00, 30.00) (657.00, 829.00, 32.00) (671.00, 817.00, 33.00) (674.00, 812.00, 33.00)</text:p>
          </table:table-cell>
          <table:table-cell office:value-type="string" calcext:value-type="string">
            <text:p>(532.00, 761.00, 11.00) (540.00, 770.00, 12.00) (540.00, 773.00, 11.00) <text:s/>(533.00, 781.00, 0.00) (525.00, 779.00, 6.00) (522.00, 771.00, 11.00) <text:s/>(525.00, 765.00, 10.00)</text:p>
          </table:table-cell>
          <table:table-cell office:value-type="string" calcext:value-type="string">
            <text:p>(502.00, 860.00, 34.00) <text:s/>(501.00, 862.00, 34.00) (494.00, 859.00, 35.00) (492.00, 858.00, 34.00) (493.00, 857.00, 34.00) <text:s/>(496.00, 857.00, 34.00) (500.00, 859.00, 34.00)</text:p>
          </table:table-cell>
          <table:table-cell office:value-type="string" calcext:value-type="string">
            <text:p>(850.00, 793.00, 51.00), (858.00, 794.00, 31.00), (863.00, 752.00, 35.00), (862.00, 733.00, 42.00), (858.00, 729.00, 33.00), (854.00, 746.00, 30.00), (846.00, 758.00, 39.00), (843.00, 786.00, 48.00)</text:p>
          </table:table-cell>
          <table:table-cell office:value-type="string" calcext:value-type="string">
            <text:p>(853.00, 644.00, 20.00) (866.00, 633.00, 20.00) (854.00, 624.00, 21.00) (847.00, 626.00, 21.00) (841.00, 630.00, 18.00)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3">
          <table:table-cell/>
          <table:table-cell office:value-type="string" calcext:value-type="string">
            <text:p>(514.00, 951.00, 34.00) (512.00, 950.00, 31.00) (512.00, 948.00, 40.00) (516.00, 947.00, 35.00) (517.00, 948.00, 34.00) (517.00, 949.00, 34.00)</text:p>
          </table:table-cell>
          <table:table-cell office:value-type="string" calcext:value-type="string">
            <text:p>(617.00, 982.00, 12.00) (614.00, 985.00, 13.00) (612.00, 996.00, 23.00) <text:s/>(610.00, 1013.00, 3.00) (631.00, 1018.00, 16.00) (638.00, 1009.00, 0.00) (635.00, 999.00, 4.00) (643.00, 995.00, 17.00) (641.00, 989.00, 16.00) (632.00, 984.00, 13.00) <text:s/>(620.00, 983.00, 15.00)</text:p>
          </table:table-cell>
          <table:table-cell office:value-type="string" calcext:value-type="string">
            <text:p>(555.00, 685.00, 35.00) (542.00, 684.00, 2.00) (543.00, 673.00, 47.00) (543.00, 668.00, 47.00) (546.00, 658.00, 35.00) (548.00, 657.00, 31.00) (550.00, 674.00, 42.00)</text:p>
          </table:table-cell>
          <table:table-cell/>
          <table:table-cell office:value-type="string" calcext:value-type="string">
            <text:p>(524.00, 945.00, 39.00), (521.00, 945.00, 36.00), (520.00, 947.00, 41.00), (521.00, 949.00, 35.00), (524.00, 949.00, 22.00), (525.00, 946.00, 33.00)</text:p>
          </table:table-cell>
          <table:table-cell/>
          <table:table-cell office:value-type="string" calcext:value-type="string">
            <text:p>(478.00, 796.00, 33.00) (468.00, 795.00, 37.00) (460.00, 799.00, 36.00) (457.00, 810.00, 38.00) <text:s/>(459.00, 818.00, 38.00) (470.00, 819.00, 36.00)(481.00, 820.00, 34.00) (480.00, 809.00, 34.00)</text:p>
          </table:table-cell>
          <table:table-cell table:number-columns-repeated="2"/>
          <table:table-cell office:value-type="string" calcext:value-type="string">
            <text:p>(610.00, 637.00, 33.00) (612.00, 638.00, 34.00) (615.00, 634.00, 34.00) (615.00, 628.00, 34.00) (612.00, 630.00, 33.00) (611.00, 633.00, 33.00)</text:p>
          </table:table-cell>
          <table:table-cell office:value-type="string" calcext:value-type="string">
            <text:p>(532.00, 643.00, 32.00), (510.00, 644.00, 32.00), (506.00, 641.00, 30.00), (493.00, 641.00, 29.00), (491.00, 632.00, 30.00), (485.00, 626.00, 38.00), (484.00, 622.00, 33.00), (503.00, 625.00, 43.00), (510.00, 627.00, 37.00), (529.00, 632.00, 46.00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3">
          <table:table-cell/>
          <table:table-cell table:style-name="Default"/>
          <table:table-cell office:value-type="string" calcext:value-type="string">
            <text:p>(504.00, 908.00, 21.00) (510.00, 915.00, 31.00) (509.00, 923.00, 24.00) <text:s/>(507.00, 928.00, 23.00) (497.00, 937.00, 16.00) (475.00, 940.00, 24.00) <text:s/>(463.00, 932.00, 20.00) (472.00, 921.00, 47.00) (476.00, 909.00, 47.00) (499.00, 906.00, 48.00)(503.00, 911.00, 34.00)</text:p>
          </table:table-cell>
          <table:table-cell table:number-columns-repeated="2"/>
          <table:table-cell office:value-type="string" calcext:value-type="string">
            <text:p>(579.00, 627.00, 36.00), (578.00, 626.00, 39.00), (577.00, 625.00, 34.00), (578.00, 622.00, 35.00), (579.00, 621.00, 33.00), (580.00, 623.00, 33.00)</text:p>
          </table:table-cell>
          <table:table-cell table:number-columns-repeated="4"/>
          <table:table-cell office:value-type="string" calcext:value-type="string">
            <text:p>(731.00, 618.00, 49.00) (725.00, 618.00, 44.00) (722.00, 614.00, 44.00)(722.00, 611.00, 43.00)(727.00, 613.00, 45.00)</text:p>
          </table:table-cell>
          <table:table-cell office:value-type="string" calcext:value-type="string">
            <text:p>(603.00, 637.00, 33.00) (584.00, 638.00, 32.00) (584.00, 621.00, 34.00) (589.00, 619.00, 40.00) (600.00, 620.00, 30.00) (602.00, 622.00, 32.00)</text:p>
          </table:table-cell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(505.00, 819.00, 18.00) (516.00, 819.00, 19.00) (527.00, 815.00, 20.00) (529.00, 808.00, 30.00) <text:s/>(527.00, 789.00, 28.00) (521.00, 782.00, 23.00) <text:s/>(494.00, 785.00, 20.00) (496.00, 796.00, 31.00) <text:s/>(500.00, 812.00, 29.00)</text:p>
          </table:table-cell>
          <table:table-cell table:number-columns-repeated="2"/>
          <table:table-cell office:value-type="string" calcext:value-type="string">
            <text:p>(674.00, 831.00, 35.00)(678.00, 831.00, 31.00)(679.00, 834.00, 24.00)(676.00, 836.00, 40.00) <text:s/>(674.00, 834.00, 32.00)</text:p>
          </table:table-cell>
          <table:table-cell table:number-columns-repeated="5"/>
          <table:table-cell office:value-type="string" calcext:value-type="string">
            <text:p>(533.00, 977.00, 34.00), (533.00, 960.00, 31.00), (515.00, 959.00, 34.00), (518.00, 977.00, 30.00)</text:p>
          </table:table-cell>
          <table:table-cell table:number-columns-repeated="2"/>
          <table:table-cell table:style-name="ce16"/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(427.00, 709.00, 27.00) (429.00, 717.00, 25.00) (427.00, 729.00, 24.00) (425.00, 734.00, 24.00) (407.00, 731.00, 34.00) (402.00, 724.00, 34.00) (401.00, 712.00, 28.00) (405.00, 705.00, 28.00) (410.00, 706.00, 31.00) (416.00, 708.00, 33.00)</text:p>
          </table:table-cell>
          <table:table-cell table:number-columns-repeated="3"/>
          <table:table-cell table:style-name="Default"/>
          <table:table-cell table:number-columns-repeated="4"/>
          <table:table-cell table:style-name="ce1" office:value-type="string" calcext:value-type="string">
            <text:p>(467.00, 970.00, 40.00) (464.00, 953.00, 35.00) (488.00, 950.00, 32.00) (485.00, 962.00, 42.00) (480.00, 976.00, 49.00) (477.00, 972.00, 35.00)</text:p>
          </table:table-cell>
          <table:table-cell table:number-columns-repeated="2"/>
          <table:table-cell table:style-name="ce1"/>
          <table:table-cell table:style-name="ce16"/>
          <table:table-cell table:number-columns-repeated="1008"/>
        </table:table-row>
        <table:table-row table:style-name="ro11">
          <table:table-cell table:number-columns-repeated="2"/>
          <table:table-cell office:value-type="string" calcext:value-type="string">
            <text:p>(578.00, 677.00, 18.00)(575.00, 681.00, 18.00) (565.00, 685.00, 20.00) (549.00, 686.00, 19.00) <text:s/>(542.00, 684.00, 2.00) (543.00, 665.00, 40.00) (547.00, 656.00, 31.00) (552.00, 652.00, 28.00) (558.00, 651.00, 28.00) (562.00, 651.00, 29.00) (570.00, 657.00, 20.00) (576.00, 668.00, 19.00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1">
          <table:table-cell table:number-columns-repeated="2"/>
          <table:table-cell office:value-type="string" calcext:value-type="string">
            <text:p>(671.00, 791.00, 21.00) (661.00, 781.00, 18.00) (661.00, 774.00, 31.00) (671.00, 764.00, 27.00) (672.00, 760.00, 39.00) (677.00, 755.00, 22.00) (688.00, 760.00, 31.00) (695.00, 763.00, 29.00) (699.00, 770.00, 22.00)(697.00, 782.00, 4.00) <text:s/>(687.00, 786.00, 27.00) (681.00, 789.00, 16.00)</text:p>
          </table:table-cell>
          <table:table-cell table:number-columns-repeated="12"/>
          <table:table-cell table:style-name="ce1"/>
          <table:table-cell table:number-columns-repeated="1008"/>
        </table:table-row>
        <table:table-row table:style-name="ro11">
          <table:table-cell table:number-columns-repeated="2"/>
          <table:table-cell office:value-type="string" calcext:value-type="string">
            <text:p>(841.00, 635.00, 20.00) (852.00, 645.00, 20.00) (857.00, 646.00, 14.00) (858.00, 641.00, 21.00) (869.00, 633.00, 27.00) (874.00, 627.00, 31.00) (866.00, 614.00, 35.00)(857.00, 611.00, 22.00) (854.00, 615.00, 29.00) (853.00, 618.00, 19.00) (844.00, 627.00, 21.00) (840.00, 629.00, 16.00)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5:31:58.920229881</meta:creation-date>
    <dc:date>2025-10-02T16:00:12.374371165</dc:date>
    <meta:editing-duration>P6DT18H41M58S</meta:editing-duration>
    <meta:editing-cycles>391</meta:editing-cycles>
    <meta:generator>LibreOffice/7.3.7.2$Linux_X86_64 LibreOffice_project/30$Build-2</meta:generator>
    <meta:document-statistic meta:table-count="2" meta:cell-count="210" meta:object-count="0"/>
  </office:meta>
</office:document-meta>
</file>